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ZapfHumnst Dm BT" svg:font-family="'ZapfHumnst Dm B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inos1" svg:font-family="Tinos" style:font-family-generic="system" style:font-pitch="variable"/>
    <style:font-face style:name="ZapfHumnst Dm BT1" svg:font-family="'ZapfHumnst Dm B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font-name="Times New Roman" fo:font-size="14pt" fo:font-style="normal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font-name="Times New Roman" fo:font-size="14pt" fo:font-style="normal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font-name="Times New Roman" fo:font-size="14pt" fo:font-style="normal" style:text-underline-style="solid" style:text-underline-width="auto" style:text-underline-color="font-color" style:font-name-asian="Times New Roman1" style:font-size-asian="14pt" style:font-style-asian="normal" style:font-name-complex="Times New Roman1" style:font-size-complex="14pt"/>
    </style:style>
    <style:style style:name="T5" style:family="text">
      <style:text-properties fo:font-variant="normal" fo:text-transform="none" fo:color="#000000" style:font-name="Times New Roman" fo:font-size="14pt" fo:font-style="italic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fo:font-weight="normal" style:font-weight-asian="normal"/>
    </style:style>
    <style:style style:name="T7" style:family="text">
      <style:text-properties fo:font-variant="normal" fo:text-transform="none" fo:color="#0000a0" style:font-name="ZapfHumnst Dm BT" fo:font-size="14pt" fo:font-style="normal" fo:font-weight="normal" style:font-name-asian="ZapfHumnst Dm BT1" style:font-size-asian="14pt" style:font-style-asian="normal" style:font-weight-asian="normal" style:font-name-complex="ZapfHumnst Dm BT1" style:font-size-complex="14pt"/>
    </style:style>
    <style:style style:name="T8" style:family="text">
      <style:text-properties fo:font-weight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MODELO DE NEGOCIOS</text:span></text:p>
      <text:p text:style-name="P1"/>
      <text:p text:style-name="P1"/>
      <text:p text:style-name="P2"><text:span text:style-name="T1">EXEMPLO BASE</text:span></text:p>
      <text:p text:style-name="P1"/>
      <text:p text:style-name="P2"><text:span text:style-name="T2">O </text:span><text:span text:style-name="T7">CESAR - Centro de Estudos e Sistemas Avançados do Recife</text:span><text:span text:style-name="T6"> </text:span><text:span text:style-name="T2">é definido em seu estatuto como "uma associação civil, sem fins lucrativos, com prazo indeterminado de duração, com sede e foro na Cidade de Recife, Estado de Pernambuco".</text:span><text:span text:style-name="T8"><text:line-break/><text:line-break/></text:span><text:span text:style-name="T2">O </text:span><text:span text:style-name="T7">CESAR</text:span><text:span text:style-name="T6"> </text:span><text:span text:style-name="T2">surgiu a partir da necessidade da criação de um mecanismo formal, sob o controle do DI/UFPE - Departamento de Informática da Universidade Federal de Pernambuco, que executasse a cooperação entre Universidade e Sociedade. Esta cooperação segue uma tendência mundial, na qual serviços, parcerias, interações e cooperações entre departamentos acadêmicos, a sociedade e o meio empresarial são conduzidos por um órgão autônomo, ágil e flexível, cuja função principal é fortalecer os laços entre o Departamento e seus parceiros não acadêmicos.</text:span><text:span text:style-name="T8"><text:line-break/><text:line-break/></text:span><text:span text:style-name="T2">É de notório conhecimento que professores tendem a fechar-se no universo de suas atividades próprias, mostrando pouco empenho e disposição a esforços de marketing e comercialização dos seus conhecimentos. Esse não só é um fenômeno observado internacionalmente, como parece ser um fator crítico na conservação da missão primária da Universidade como centro de ensino e pesquisa.</text:span><text:span text:style-name="T8"><text:line-break/><text:line-break/></text:span><text:span text:style-name="T2">Estudos mostram que a introdução de um agente intermediário, simultaneamente preocupado com o mercado e com a pesquisa, pode facilitar o encontro entre as partes interessadas.</text:span><text:span text:style-name="T8"><text:line-break/><text:line-break/></text:span><text:span text:style-name="T2">Portanto, o </text:span><text:span text:style-name="T7">CESAR</text:span><text:span text:style-name="T6"> </text:span><text:span text:style-name="T2">é uma iniciativa do DI-UFPE destinada a levar o potencial produtivo dos conhecimentos existentes no meio acadêmico à sociedade.</text:span></text:p>
      <text:p text:style-name="P3"/>
      <text:p text:style-name="P2"><text:span text:style-name="T3">PRIMEIROS CLIENTES</text:span></text:p>
      <text:p text:style-name="P4"/>
      <text:p text:style-name="P5"><text:span text:style-name="T7">Bompreço</text:span><text:span text:style-name="T3"><text:line-break/></text:span><text:span text:style-name="T2">Manutenção e gerência do site do Grupo Bompreço. Esse projeto prevê a manutenção, o desenvolvimento de uma nova versão e a gerência do site, garantindo inclusive a disponibilidade deste.</text:span><text:span text:style-name="T3"><text:line-break/><text:line-break/></text:span><text:span text:style-name="T7">Softex Recife</text:span><text:span text:style-name="T3"><text:line-break/></text:span><text:span text:style-name="T2">Desenvolvimento e manutenção do Software.br - Catalogo Brasileiro de Software na Internet. Este projeto é executado pela WISER (empresa do Parque de Ciência do CESAR), com a coordenação do CESAR.</text:span><text:span text:style-name="T3"><text:line-break/><text:line-break/></text:span><text:span text:style-name="T7">FACEPE</text:span><text:span text:style-name="T3"><text:line-break/></text:span><text:span text:style-name="T2">Projeto Um Modelo Moderno de Administração para a FACEPE, que concebe um novo sistema de administração da Fundação de Amparo à Ciência e Tecnologia de Pernambuco, abrangendo as áreas administrativa e científica. O novo sistema prevê a integração com sistemas de outros órgãos do Estado de Pernambuco, além da disponibilização de informações na Internet. Este projeto é coordenado pelo CESAR e executado pela Software &amp; Soluções.</text:span><text:span text:style-name="T3"><text:line-break/><text:line-break/></text:span><text:span text:style-name="T7">SEFAZ</text:span><text:span text:style-name="T3"><text:line-break/></text:span><text:span text:style-name="T2">Participação no Grupo de Tecnologia da Informação do PROMOFAZ - Programa de Modernização da Ação Fazendária, que visa modernizar os processos da Secretaria da Fazenda do Estado de Pernambuco, através de financiamento do Banco Mundial. O Grupo de Tecnologia da Informação é composto por funcionários da SEFAZ, membros da FISEPE (órgão do Estado de Pernambuco que atende a SEFAZ na área de Informática), e consultores do CESAR, que tem a função principal de garantir o sucesso do projeto, no tocante aos aspectos tecnológicos. O CESAR tem o apoio da STAFF - Consultoria &amp; Sistemas na execução deste projeto.</text:span><text:span text:style-name="T3"><text:line-break/><text:line-break/></text:span><text:span text:style-name="T7">TMED</text:span><text:span text:style-name="T3"><text:line-break/></text:span><text:span text:style-name="T2">Colocação da tecnologia de FPGA no sistema BIP Soro, produto da TMED para hospitais, visando a sinalização de momentos de troca de soro em painéis centralizados.</text:span><text:span text:style-name="T3"><text:line-break/><text:line-break/></text:span><text:span text:style-name="T7">Bompreço</text:span><text:span text:style-name="T3"><text:line-break/></text:span><text:span text:style-name="T2">Prototipação de módulo de </text:span><text:span text:style-name="T5">scoring</text:span><text:span text:style-name="T3"> </text:span><text:span text:style-name="T2">de clientes para sistema de Análise de Crédito, utilizando tecnologia de Redes Neurais. Este projeto encontra-se em execução.</text:span><text:span text:style-name="T3"><text:line-break/><text:line-break/></text:span><text:span text:style-name="T7">Ministério de Ciência e Tecnologia</text:span><text:span text:style-name="T3"><text:line-break/></text:span><text:span text:style-name="T2">Em desenvolvimento, o sistema REAACT - Rede para a Administracao do Apoio a Ciência e Tecnologia. Trata-se do sistema de lançamento e gerencia de editais, propostas e projetos de pesquisa do PADCT - Programa de Apoio ao Desenvolvimento Científico e Tecnológico do MCT, sendo desenvolvido totalmente na Web.</text:span><text:span text:style-name="T3"><text:line-break/><text:line-break/></text:span><text:span text:style-name="T7">Tera Soft</text:span><text:span text:style-name="T3"><text:line-break/></text:span><text:span text:style-name="T2">Em fase de conclusão, a avaliação mercadológica e técnica do produto PIRAMIDE da Tera Soft. O PIRAMIDE é um software para automação de retaguarda de empresas de médio e grande portes.</text:span><text:span text:style-name="T3"><text:line-break/><text:line-break/></text:span><text:span text:style-name="T7">Módulo Papelaria</text:span><text:span text:style-name="T3"><text:line-break/></text:span><text:span text:style-name="T2">Em desenvolvimento o sistema de comércio eletrônico, que permitirá, numa primeira versão, a comercialização das listas escolares para o ano de 1998.</text:span><text:span text:style-name="T3"><text:line-break/></text:span></text:p>
      <text:p text:style-name="P5"><text:span text:style-name="T3">FONTE: </text:span><text:a xlink:type="simple" xlink:href="https://web.archive.org/web/19971025085541/http://www.cesar.org.br/" text:style-name="ListLabel_20_1" text:visited-style-name="ListLabel_20_1"><text:span text:style-name="T4">https://web.archive.org/web/19971025085541/http://www.cesar.org.b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ZapfHumnst Dm BT" svg:font-family="'ZapfHumnst Dm BT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inos1" svg:font-family="Tinos" style:font-family-generic="system" style:font-pitch="variable"/>
    <style:font-face style:name="ZapfHumnst Dm BT1" svg:font-family="'ZapfHumnst Dm B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pt" fo:country="BR" style:letter-kerning="false" style:font-name-asian="Tinos1" style:font-size-asian="12pt" style:language-asian="zh" style:country-asian="CN" style:font-name-complex="Tino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nos" fo:font-size="12pt" fo:language="pt" fo:country="BR" style:letter-kerning="false" style:font-name-asian="Tinos1" style:font-size-asian="12pt" style:language-asian="zh" style:country-asian="CN" style:font-name-complex="Tino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style-asian="normal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6" meta:word-count="622" meta:character-count="4102" meta:non-whitespace-character-count="3473"/>
    <meta:generator>LibreOfficeDev/6.0.5.2$Linux_X86_64 LibreOffice_project/</meta:generator>
  </office:meta>
</office:document-meta>
</file>